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ab835" officeooo:paragraph-rsid="001ab835"/>
    </style:style>
    <style:style style:name="P2" style:family="paragraph" style:parent-style-name="Standard" style:list-style-name="L1">
      <style:text-properties officeooo:rsid="001c63d2" officeooo:paragraph-rsid="001c63d2"/>
    </style:style>
    <style:style style:name="P3" style:family="paragraph" style:parent-style-name="Standard" style:list-style-name="L2">
      <style:text-properties officeooo:rsid="001c63d2" officeooo:paragraph-rsid="001c63d2"/>
    </style:style>
    <style:style style:name="P4" style:family="paragraph" style:parent-style-name="Standard" style:list-style-name="L2">
      <style:text-properties officeooo:rsid="001f46f5" officeooo:paragraph-rsid="001f46f5"/>
    </style:style>
    <style:style style:name="P5" style:family="paragraph" style:parent-style-name="Standard" style:list-style-name="L1">
      <style:text-properties officeooo:rsid="001fc5e2" officeooo:paragraph-rsid="001fc5e2"/>
    </style:style>
    <style:style style:name="P6" style:family="paragraph" style:parent-style-name="Standard" style:list-style-name="L2">
      <style:text-properties officeooo:rsid="001fc5e2" officeooo:paragraph-rsid="001fc5e2"/>
    </style:style>
    <style:style style:name="P7" style:family="paragraph" style:parent-style-name="Standard" style:list-style-name="L2">
      <style:text-properties officeooo:rsid="00200e32" officeooo:paragraph-rsid="00200e32"/>
    </style:style>
    <style:style style:name="P8" style:family="paragraph" style:parent-style-name="Standard" style:list-style-name="L2">
      <style:text-properties officeooo:rsid="002135d0" officeooo:paragraph-rsid="002135d0"/>
    </style:style>
    <style:style style:name="P9" style:family="paragraph" style:parent-style-name="Standard" style:list-style-name="L2">
      <style:text-properties officeooo:rsid="002291c7" officeooo:paragraph-rsid="002291c7"/>
    </style:style>
    <style:style style:name="P10" style:family="paragraph" style:parent-style-name="Standard" style:list-style-name="L2">
      <style:text-properties officeooo:rsid="0023b5b9" officeooo:paragraph-rsid="0023b5b9"/>
    </style:style>
    <style:style style:name="T1" style:family="text">
      <style:text-properties officeooo:rsid="001c63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91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TRUZIONI POSTGRESQL <text:span text:style-name="T1">(UBUNTU)</text:span></text:p>
      <text:p text:style-name="P1"/>
      <text:p text:style-name="P1"/>
      <text:list xml:id="list316763360172839360" text:style-name="L1">
        <text:list-item>
          <text:p text:style-name="P5">Installare postgresql da <text:span text:style-name="T2">synaptic</text:span></text:p>
        </text:list-item>
        <text:list-item>
          <text:p text:style-name="P2">dall'utente esempio alessia:</text:p>
        </text:list-item>
      </text:list>
      <text:list xml:id="list4289765648963275020" text:style-name="L2">
        <text:list-item>
          <text:p text:style-name="P3">sudo -i</text:p>
        </text:list-item>
        <text:list-item>
          <text:p text:style-name="P4">su – postgres</text:p>
        </text:list-item>
        <text:list-item>
          <text:p text:style-name="P6">createdb results (crea il database)</text:p>
        </text:list-item>
        <text:list-item>
          <text:p text:style-name="P7">psql -d results (entra nel database)</text:p>
        </text:list-item>
        <text:list-item>
          <text:p text:style-name="P8"><text:span text:style-name="T3">(\g) </text:span>create extension ip4r (crea l'estensione)</text:p>
        </text:list-item>
        <text:list-item>
          <text:p text:style-name="P9">\i percorso/database_script.sql</text:p>
        </text:list-item>
        <text:list-item>
          <text:p text:style-name="P10">copy tabella from percorso</text:p>
        </text:list-item>
        <text:list-item>
          <text:p text:style-name="P10">query: select coloumn from tabl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it" fo:country="IT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0:48:00.109999308</meta:creation-date>
    <dc:date>2014-03-07T10:57:11.703697662</dc:date>
    <meta:editing-duration>PT8M37S</meta:editing-duration>
    <meta:editing-cycles>12</meta:editing-cycles>
    <meta:generator>LibreOffice/4.1.5.3$Linux_X86_64 LibreOffice_project/410m0$Build-3</meta:generator>
    <meta:document-statistic meta:table-count="0" meta:image-count="0" meta:object-count="0" meta:page-count="1" meta:paragraph-count="11" meta:word-count="52" meta:character-count="330" meta:non-whitespace-character-count="298"/>
  </office:meta>
</office:document-meta>
</file>